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45cm" fo:widows="1" fo:text-indent="0cm" style:auto-text-indent="false"/>
    </style:style>
    <style:style style:name="P2" style:family="paragraph" style:parent-style-name="Standard">
      <style:paragraph-properties fo:margin-left="0cm" fo:margin-right="0cm" style:line-height-at-least="0.45cm" fo:widows="1" fo:text-indent="0cm" style:auto-text-indent="false"/>
      <style:text-properties fo:font-variant="normal" fo:text-transform="none" fo:color="#333333" style:font-name="Verdana" fo:font-size="7.5pt" fo:letter-spacing="normal" fo:font-style="normal" fo:font-weight="normal" officeooo:rsid="0007654b" officeooo:paragraph-rsid="0007654b"/>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T1" style:family="text">
      <style:text-properties fo:font-variant="normal" fo:text-transform="none" fo:color="#333333" fo:letter-spacing="normal"/>
    </style:style>
    <style:style style:name="T2" style:family="text">
      <style:text-properties fo:font-variant="normal" fo:text-transform="none" fo:color="#333333" style:font-name="Verdana" fo:font-size="7.5pt" fo:letter-spacing="normal" fo:font-style="normal" fo:font-weight="normal"/>
    </style:style>
    <style:style style:name="T3" style:family="text">
      <style:text-properties fo:font-variant="normal" fo:text-transform="none" fo:color="#008000" style:font-name="arial" fo:font-size="10.5pt" fo:font-style="normal" style:text-underline-style="solid" style:text-underline-width="auto" style:text-underline-color="font-color" fo:font-weight="normal" fo:background-color="transparent" loext:char-shading-value="0" fo:padding="0cm" fo:border="none"/>
    </style:style>
    <style:style style:name="T4" style:family="text">
      <style:text-properties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1"> </text:span><text:span text:style-name="T2">Goede uitvalsbasis, goed sanitair, op veld aan de andere kant van de spoorlijn waren de plekken ruim genoeg. Straalt rust uit. Leuk contact met andere campinggasten. De combinatie van bergen water en mooi weer maakte het voor ons een mooie vakantie</text:span></text:p>
      <text:p text:style-name="P2">da secureholiday 2016</text:p>
      <text:p text:style-name="P2"/>
      <text:p text:style-name="P2">Amo il campeggio, da sempre, dalla tenda alla caravan al camper, in estate e in inverno. Faccio veramente fatica a descrivere l'emozione di aver trovato un campeggio "di una volta", fatto per i veri campeggiatori quindi essenziale: no ristorante, no disco bar, no animazione ma, in compenso, splendide piazzuole, servizi puliti, disponibilità e cortesia dei gestori, vicini discreti ed educati ed infine il meraviglioso lago di Caldonazzo a pochi metri da te, spiaggia compresa. Che dire, se a tutto questo aggiungi il market a poche decine di metri di distanza, due ristoranti nelle vicinanze ed una bellissima pista pedonale e ciclabile che costeggia la sponda ovest del lago, sino a Calceranica, il gioco è fatto: perfetto ! proprio come la mia vacanza. E se la prossima volta non troverò posto perché molti avranno letto la mia recensione, pazienza. Il posto merita e va segnalato, ma solo ai veri campeggiatori. </text:p>
      <text:section text:style-name="Sect1" text:name="copy_more_clean_child">
        <text:p text:style-name="P3"><text:span text:style-name="T4"><text:line-break/></text:span><text:a xlink:type="simple" xlink:href="https://www.tripadvisor.it/ShowUserReviews-g1450274-d8516430-r407388543-Camping_Punta_Indiani-Pergine_Valsugana_Province_of_Trento_Trentino_Alto_Adige.html#"><text:span text:style-name="T3">https://www.tripadvisor.it/ShowUserReviews-g1450274-d8516430-r407388543-Camping_Punta_Indiani-Pergine_Valsugana_Province_of_Trento_Trentino_Alto_Adige.html#</text:span></text:a></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5:53:35.961946685</meta:creation-date>
    <dc:date>2016-10-24T23:31:26.825475331</dc:date>
    <meta:editing-duration>P0D</meta:editing-duration>
    <meta:editing-cycles>2</meta:editing-cycles>
    <meta:generator>LibreOffice/4.2.8.2$Linux_X86_64 LibreOffice_project/420m0$Build-2</meta:generator>
    <meta:document-statistic meta:table-count="0" meta:image-count="0" meta:object-count="0" meta:page-count="1" meta:paragraph-count="4" meta:word-count="194" meta:character-count="1345" meta:non-whitespace-character-count="1151"/>
  </office:meta>
</office:document-meta>
</file>